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568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1.101cm"/>
    </style:style>
    <style:style style:name="Table1.F" style:family="table-column">
      <style:table-column-properties style:column-width="7.92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7.542cm" fo:margin-top="0cm" fo:margin-bottom="0cm" table:align="margins"/>
    </style:style>
    <style:style style:name="Table2.A" style:family="table-column">
      <style:table-column-properties style:column-width="7.542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7.542cm" fo:margin-top="0cm" fo:margin-bottom="0cm" table:align="margins"/>
    </style:style>
    <style:style style:name="Table3.A" style:family="table-column">
      <style:table-column-properties style:column-width="7.542cm" style:rel-column-width="65535*"/>
    </style:style>
    <style:style style:name="Table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9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20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6">{nama_satker}</text:p>
            <text:p text:style-name="P1">“UNTUK KEADILAN”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7">BA-3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/>
            <text:p text:style-name="P5">BERITA ACARA</text:p>
            <text:p text:style-name="P5">PENGAMBILAN {isi1} SAKSI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<text:s text:c="5"/>Pada hari ini {nama_hari} tanggal {tgl_surat_terbilang} jam {jam_surat} bertempat di {lokasi_surat}, saya <text:s/>Jaksa Penyidik: 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3">Nama</text:p>
          </table:table-cell>
          <table:table-cell table:style-name="Table1.A1" office:value-type="string">
            <text:p text:style-name="P12">: </text:p>
          </table:table-cell>
          <table:table-cell table:style-name="Table1.A1" table:number-columns-spanned="2" office:value-type="string">
            <text:p text:style-name="P12">{nama}</text:p>
          </table:table-cell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3">Pangkat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pangkat}</text:p>
          </table:table-cell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3">NIP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ip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1"/>
            <text:p text:style-name="P2">Telah mengambil sumpah/janji seorang saksi: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3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Tempat lahir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4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Umur / Tanggal lahir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umur_saksi} Tahun / {isi5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Jenis kelami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6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Kebangsaan / Kewarganegara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7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Tempat tinggal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8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Agam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9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Pekerja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10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Pendidik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isi11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1"/>
            <text:p text:style-name="P2">Sesuai dengan agama/kepercayaan {agama} yang dianutnya dengan disaksikan oleh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3">Nama</text:p>
          </table:table-cell>
          <table:table-cell table:style-name="Table1.A1" office:value-type="string">
            <text:p text:style-name="P12">: </text:p>
          </table:table-cell>
          <table:table-cell table:style-name="Table1.A1" table:number-columns-spanned="2" office:value-type="string">
            <text:p text:style-name="P12">{namaSaksi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>Pangkat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pangkatSaksi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>NIP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ipSaksi}<text:span text:style-name="T1">[!-- END Saksi --]</text:span>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6" office:value-type="string">
            <text:p text:style-name="P19"><text:span text:style-name="T1">[!-- BEGIN Saksi --]</text:span>{noUrut} {namaSaksi} {pangkatSaksi} {nipSaksi}<text:span text:style-name="T1">[!-- END Saksi --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Sesuai dengan pasal {isi12}, maka untuk menguatkan keterangannya sebagai saksi dalam perkara tersangka {isi13}, sebagaimana yang tercantum dalam Berita Acara Pemeriksaan saksi tanggal {isi14} yang dibuat oleh Jaksa Penyidik {nama} oleh karena diduga bahwa ia tidak akan dapat hadir dalam pemeriksaan pengadilan pada hari yang ditetapkan.</text:p>
            <text:p text:style-name="P2">--------------------Dengan menngucapkan lafal sumpah/janji sebagai berikut:-----------------</text:p>
            <text:p text:style-name="P2">“Demi Allah, saya bersumpah bahwa keterangan yang akan saya berikan di hadapan Jaksa Penyidik pada {isi15} pada tanggal {isi14} . Dalam perkara pidana an. Tersangka {is13} adalah keterangan yang benar dan tidak lain daripada yang sebenarnya, apabila keterangan saya tersebut bohong maka saya bersedia menanggung resiko sesuai dengan ketentuan hukum yang berlaku”. (untuk agama Kristen/Katholik ditambah kalimat, “Semoga Tuhan menolong saya”).</text:p>
            <text:p text:style-name="P2">-------------------Selesai mengucapkan lafal sumpah/janji, maka ia membubuhkan tanda tanggannya di bawah ini beserta 2 orang saksi tersebut di atas.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4">Saksi-saksi,</text:p>
                </table:table-cell>
              </table:table-row>
              <table:table-row>
                <table:table-cell table:style-name="Table2.A1" office:value-type="string">
                  <text:p text:style-name="P3">[!-- BEGIN Saksi --]</text:p>
                  <text:p text:style-name="P3"/>
                  <text:p text:style-name="P3"><text:soft-page-break/>{namaSaksi}</text:p>
                </table:table-cell>
              </table:table-row>
              <table:table-row>
                <table:table-cell table:style-name="Table2.A1" office:value-type="string">
                  <text:p text:style-name="P10">[!-- END Saksi --]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4">Yang bersumpah/berjanji,</text:p>
                </table:table-cell>
              </table:table-row>
              <table:table-row>
                <table:table-cell table:style-name="Table3.A1" office:value-type="string">
                  <text:p text:style-name="P12"/>
                  <text:p text:style-name="P12"/>
                  <text:p text:style-name="P12"><text:soft-page-break/></text:p>
                </table:table-cell>
              </table:table-row>
              <table:table-row>
                <table:table-cell table:style-name="Table3.A1" office:value-type="string">
                  <text:p text:style-name="P14">{isi2}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table:number-columns-spanned="6" office:value-type="string">
            <text:p text:style-name="P15">Demikian Berita Acara Pengambilan Sumpah/Janji saksi ini saya buat dengan sebenarnya atas kekuatan sumpah jabatan, kemudian saya tutup dan ditandatangani bersama para saksi pada hari dan tanggal sebagaimana tersebut di atas.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4">Yang Mengambil Sumpah,</text:p>
          </table:table-cell>
        </table:table-row>
        <table:table-row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<text:s/></text:p>
            <text:p text:style-name="P3">{nama}</text:p>
            <text:p text:style-name="P10"><text:s/></text:p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16T09:14:21.42</dc:date>
    <meta:editing-cycles>61</meta:editing-cycles>
    <meta:editing-duration>PT20H26M32S</meta:editing-duration>
    <meta:document-statistic meta:table-count="3" meta:image-count="0" meta:object-count="0" meta:page-count="2" meta:paragraph-count="78" meta:word-count="304" meta:character-count="2120"/>
    <meta:template xlink:type="simple" xlink:actuate="onRequest" xlink:title="" xlink:href="../pidsus14report.odt/Normal.dotm"/>
  </office:meta>
</office:document-meta>
</file>